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 table:border-model="collapsing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diagonal-bl-tr="0pt none #000000" style:diagonal-tl-br="0pt none #000000" calligra:specialborder-bottom="none" calligra:specialborder-left="none" calligra:specialborder-right="none" calligra:specialborder-top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diagonal-bl-tr="0pt none #000000" style:diagonal-tl-br="0pt none #000000" calligra:specialborder-bottom="solid" calligra:specialborder-left="none" calligra:specialborder-right="none" calligra:specialborder-top="none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diagonal-bl-tr="0pt none #000000" style:diagonal-tl-br="0pt none #000000" calligra:specialborder-bottom="solid" calligra:specialborder-left="none" calligra:specialborder-right="none" calligra:specialborder-top="solid" style:writing-mode="lr-tb"/>
    </style:style>
    <style:style style:name="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2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fo:font-weight="bold" style:letter-kerning="true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ff0000" fo:language="ru" fo:country="RU" style:letter-kerning="true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ce181e" fo:language="ru" fo:country="RU" style:letter-kerning="true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000000" fo:language="ru" fo:country="RU" style:letter-kerning="true" fo:hyphenate="false" fo:hyphenation-remain-char-count="2" fo:hyphenation-push-char-count="2"/>
    </style:style>
    <style:style style:name="P10" style:family="paragraph" style:parent-style-name="Times14_5f_РИО2" style:master-page-name="">
      <style:paragraph-properties fo:margin-left="0in" fo:margin-right="0in" fo:line-height="150%" fo:text-align="center" style:justify-single-word="false" fo:hyphenation-ladder-count="no-limit" fo:text-indent="0.5118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style:letter-kerning="true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fo:color="#ff0000" fo:language="ru" fo:country="RU" style:letter-kerning="true" fo:hyphenate="false" fo:hyphenation-remain-char-count="2" fo:hyphenation-push-char-count="2"/>
    </style:style>
    <style:style style:name="P13" style:family="paragraph" style:parent-style-name="Heading_20_1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4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5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6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keep-with-next="always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7" style:family="paragraph" style:parent-style-name="Standard" style:master-page-name="First_20_Page">
      <style:paragraph-properties fo:text-align="center" style:justify-single-word="false" fo:hyphenation-ladder-count="no-limit" style:page-number="auto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9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0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fo:font-style="italic" fo:font-weight="bold" style:letter-kerning="true" style:font-style-asian="italic" style:font-weight-asian="bold" style:font-style-complex="italic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font-size="11pt" fo:language="en" fo:country="US" style:letter-kerning="true" fo:hyphenate="false" fo:hyphenation-remain-char-count="2" fo:hyphenation-push-char-count="2"/>
    </style:style>
    <style:style style:name="P22" style:family="paragraph" style:parent-style-name="Text_20_body">
      <style:paragraph-properties fo:margin-left="0in" fo:margin-right="0in" fo:keep-together="auto" fo:orphans="2" fo:widows="2" fo:hyphenation-ladder-count="no-limit" fo:text-indent="0.4925in" style:auto-text-indent="false" fo:break-before="auto" fo:break-after="auto" fo:padding="0in" fo:border="none" fo:keep-with-next="auto" style:text-autospace="ideograph-alpha" style:punctuation-wrap="hanging" style:line-break="strict" style:writing-mode="lr-tb"/>
      <style:text-properties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0defed" style:text-underline-mode="continuous" style:text-overline-mode="continuous" style:text-line-through-mode="continuous" style:letter-kerning="true" fo:background-color="transparent" style:text-scale="100%" fo:hyphenate="false" fo:hyphenation-remain-char-count="2" fo:hyphenation-push-char-count="2"/>
    </style:style>
    <style:style style:name="P23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normal" style:letter-kerning="true" fo:hyphenate="false" fo:hyphenation-remain-char-count="2" fo:hyphenation-push-char-count="2"/>
    </style:style>
    <style:style style:name="P24" style:family="paragraph" style:parent-style-name="Text_20_body">
      <style:paragraph-properties fo:margin-left="0in" fo:margin-right="0in" fo:line-height="150%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normal" officeooo:rsid="001065ba" officeooo:paragraph-rsid="001065ba" style:letter-kerning="true" fo:hyphenate="false" fo:hyphenation-remain-char-count="2" fo:hyphenation-push-char-count="2"/>
    </style:style>
    <style:style style:name="P25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bold" officeooo:paragraph-rsid="000f2c13" style:letter-kerning="true" fo:hyphenate="false" fo:hyphenation-remain-char-count="2" fo:hyphenation-push-char-count="2"/>
    </style:style>
    <style:style style:name="P26" style:family="paragraph" style:parent-style-name="Text_20_body">
      <style:paragraph-properties fo:margin-left="0in" fo:margin-right="0in" fo:line-height="150%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style="italic" fo:font-weight="bold" officeooo:rsid="001065ba" officeooo:paragraph-rsid="001065ba" style:letter-kerning="true" style:font-style-asian="italic" style:font-weight-asian="bold" style:font-style-complex="italic" style:font-weight-complex="bold" fo:hyphenate="false" fo:hyphenation-remain-char-count="2" fo:hyphenation-push-char-count="2"/>
    </style:style>
    <style:style style:name="P27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fo:font-size="14pt" fo:language="ru" fo:country="RU" officeooo:paragraph-rsid="000f2c13" style:letter-kerning="true" fo:hyphenate="false" fo:hyphenation-remain-char-count="2" fo:hyphenation-push-char-count="2"/>
    </style:style>
    <style:style style:name="P28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9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officeooo:paragraph-rsid="000f2c13" fo:hyphenate="false" fo:hyphenation-remain-char-count="2" fo:hyphenation-push-char-count="2"/>
    </style:style>
    <style:style style:name="T1" style:family="text">
      <style:text-properties fo:text-transform="uppercase"/>
    </style:style>
    <style:style style:name="T2" style:family="text">
      <style:text-properties fo:font-weight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font-variant="normal" fo:text-transform="none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Times New Roman" fo:font-size="14pt" fo:language="ru" fo:country="RU" fo:font-weight="normal" style:letter-kerning="true"/>
    </style:style>
    <style:style style:name="T8" style:family="text">
      <style:text-properties style:use-window-font-color="true" style:font-name="Times New Roman" fo:font-size="14pt" fo:language="ru" fo:country="RU" fo:font-weight="normal" officeooo:rsid="000e8089" style:letter-kerning="true"/>
    </style:style>
    <style:style style:name="T9" style:family="text">
      <style:text-properties style:use-window-font-color="true" style:font-name="Times New Roman" fo:font-size="14pt" fo:language="ru" fo:country="RU" fo:font-style="italic" fo:font-weight="bold" style:letter-kerning="true" style:font-style-asian="italic" style:font-weight-asian="bold" style:font-style-complex="italic" style:font-weight-complex="bold"/>
    </style:style>
    <style:style style:name="T10" style:family="text">
      <style:text-properties style:use-window-font-color="true" style:font-name="Times New Roman" fo:font-size="14pt" fo:language="ru" fo:country="RU" fo:font-style="italic" fo:font-weight="bold" officeooo:rsid="001065ba" style:letter-kerning="true" style:font-style-asian="italic" style:font-weight-asian="bold" style:font-style-complex="italic" style:font-weight-complex="bold"/>
    </style:style>
    <style:style style:name="T11" style:family="text">
      <style:text-properties style:use-window-font-color="true" style:font-name="Times New Roman" fo:font-size="14pt" fo:language="ru" fo:country="RU" fo:font-style="normal" fo:font-weight="normal" officeooo:rsid="001065ba" style:letter-kerning="true" style:font-style-asian="normal" style:font-weight-asian="normal" style:font-style-complex="normal" style:font-weight-complex="normal"/>
    </style:style>
    <style:style style:name="T12" style:family="text">
      <style:text-properties style:use-window-font-color="true" fo:language="en" fo:country="US" fo:font-weight="bold"/>
    </style:style>
    <style:style style:name="T13" style:family="text">
      <style:text-properties style:use-window-font-color="true" fo:language="en" fo:country="US" fo:font-weight="bold" officeooo:rsid="000defed"/>
    </style:style>
    <style:style style:name="T14" style:family="text">
      <style:text-properties style:use-window-font-color="true" fo:language="ru" fo:country="RU" style:letter-kerning="true"/>
    </style:style>
    <style:style style:name="T15" style:family="text">
      <style:text-properties style:use-window-font-color="true" fo:language="ru" fo:country="RU" fo:font-weight="normal" style:letter-kerning="true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weight-asian="bold" style:font-style-complex="italic" style:font-weight-complex="bold"/>
    </style:style>
    <style:style style:name="T18" style:family="text">
      <style:text-properties fo:font-style="italic" officeooo:rsid="001065ba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065ba" style:font-style-asian="normal" style:font-weight-asian="normal" style:font-style-complex="normal" style:font-weight-complex="normal"/>
    </style:style>
    <style:style style:name="T21" style:family="text">
      <style:text-properties officeooo:rsid="000defed"/>
    </style:style>
    <style:style style:name="T2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Times New Roman" fo:font-style="italic" fo:font-weight="bold" officeooo:rsid="000f2c13" style:font-style-asian="italic" style:font-weight-asian="bold" style:font-style-complex="italic" style:font-weight-complex="bold"/>
    </style:style>
    <style:style style:name="T24" style:family="text">
      <style:text-properties style:font-name="Times New Roman" fo:font-style="italic" style:text-underline-style="none" fo:font-weight="bold" officeooo:rsid="000f2c13" style:font-style-asian="italic" style:font-weight-asian="bold" style:font-style-complex="italic" style:font-weight-complex="bold"/>
    </style:style>
    <style:style style:name="T25" style:family="text">
      <style:text-properties style:font-name="Times New Roman" fo:font-style="normal" fo:font-weight="normal" officeooo:rsid="000f2c13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Book_20_Title"><text:span text:style-name="T1">отчет</text:span></text:span></text:p>
      <text:p text:style-name="P4">по лабораторной работе №2</text:p>
      <text:p text:style-name="P5"><text:span text:style-name="T2">по дисциплине </text:span><text:span text:style-name="T4">«Программирование»</text:span></text:p>
      <text:p text:style-name="P5"><text:span text:style-name="Book_20_Title"><text:span text:style-name="T5">Тема: «Обход файловой системы»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9383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7"><text:s/><text:span text:style-name="T3">Ноздрин В.В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9">Размочаева Н.В.</text:p>
          </table:table-cell>
        </table:table-row>
      </table:table>
      <text:p text:style-name="P5"/>
      <text:p text:style-name="P5"/>
      <text:p text:style-name="P5">Санкт-Петербург</text:p>
      <text:p text:style-name="P5">20<text:span text:style-name="T21">20</text:span></text:p>
      <text:h text:style-name="P14" text:outline-level="2">Цель работы.</text:h>
      <text:p text:style-name="P22">Реализовать программу, выполняющую рекурсинвый обход директории на языке программирования Си.</text:p>
      <text:p text:style-name="P2"/>
      <text:h text:style-name="P15" text:outline-level="2">Задание.</text:h>
      <text:p text:style-name="P6">Вариант 4</text:p>
      <text:p text:style-name="P6">Дана некоторая корневая директория, в которой может находиться некоторое количество папок, в том числе вложенных. В этих папках хранятся некоторые текстовые файлы, имеющие имя вида <text:span text:style-name="T16">&lt;filename&gt;.txt</text:span>. В качестве имени файла используется символ латинского алфавита.</text:p>
      <text:p text:style-name="P6">На вход программе подается строка. Требуется найти и вывести последовательность полных путей файлов, имена которых образуют эту строку.</text:p>
      <text:p text:style-name="P6">Пример</text:p>
      <text:p text:style-name="P6">Входная строка:</text:p>
      <text:p text:style-name="P20">HeLlO</text:p>
      <text:p text:style-name="P6">Правильный ответ:</text:p>
      <text:p text:style-name="P20">hello_world_test/asdfgh/mkoipu/H.txt</text:p>
      <text:p text:style-name="P20">hello_world_test/qwerty/e.txt</text:p>
      <text:p text:style-name="P20">hello_world_test/qwerty/qwert/L.txt</text:p>
      <text:p text:style-name="P20">hello_world_test/asdfgh/l.txt</text:p>
      <text:p text:style-name="P20">hello_world_test/asdfgh/O.txt</text:p>
      <text:p text:style-name="P6">! Регистрозависимость</text:p>
      <text:p text:style-name="P6">! Могут встречаться файлы, в имени которых есть несколько букв и эти файлы использовать нельзя.</text:p>
      <text:p text:style-name="P6">! Одна буква может встречаться один раз.</text:p>
      <text:p text:style-name="P6">Ваше решение должно находиться в директории <text:span text:style-name="T16">/home/box</text:span>, файл с решением должен называться <text:span text:style-name="T16">solution.c</text:span>. Результат работы программы должен быть записан в файл <text:span text:style-name="T16">result.txt</text:span>. Ваша программа должна обрабатывать директорию, которая называется <text:span text:style-name="T16">tmp</text:span>.</text:p>
      <text:p text:style-name="P6"><text:soft-page-break/></text:p>
      <text:h text:style-name="P15" text:outline-level="2">Выполнение работы.</text:h>
      <text:p text:style-name="P24">Переменные:</text:p>
      <text:p text:style-name="P26">myDict – <text:span text:style-name="T19">структура, которая хранит в себе строку – исходное слово, и массив строк – пути к соответствующим файлам. Так же структура хранит длину исходного слова.</text:span></text:p>
      <text:p text:style-name="P23">Функции:</text:p>
      <text:p text:style-name="P29"><text:span text:style-name="T9">isValid – </text:span><text:span text:style-name="T11">функция с помощью регулярного выражения проверяет, что имя файла состоит из одного символа и формат файла - </text:span><text:span text:style-name="T10">txt</text:span></text:p>
      <text:p text:style-name="P25"><text:span text:style-name="T17">save – </text:span><text:span text:style-name="T19">функция принимает на вход структуру </text:span><text:span text:style-name="T18">dict</text:span><text:span text:style-name="T20"> и путь. Если Файл подходит, в </text:span><text:span text:style-name="T18">dict</text:span><text:span text:style-name="T20"> записывает путь для файла с соответствующей буквой</text:span></text:p>
      <text:p text:style-name="P27"><text:span text:style-name="T22">listDir – </text:span><text:span text:style-name="T25">функция выполняет рекурсивный проход по директории и для каждого </text:span><text:span text:style-name="T24">txt</text:span><text:span text:style-name="T25"> файла, имя которого состоит из одного символа, вызывает функцию </text:span><text:span text:style-name="T23">save</text:span></text:p>
      <text:p text:style-name="P12"/>
      <text:h text:style-name="P15" text:outline-level="2">Тестирование.</text:h>
      <text:p text:style-name="P28"><text:span text:style-name="T7">Результаты тестирования </text:span><text:span text:style-name="T8">совпадают с примером из условия</text:span></text:p>
      <text:h text:style-name="P16" text:outline-level="2"><text:span text:style-name="T14">Вывод.</text:span></text:h>
      <text:p text:style-name="P18"><text:span text:style-name="T14">Была изучена структура библиотека </text:span><text:span text:style-name="T10">dirent.h </text:span><text:span text:style-name="T14">в языке программирования Си</text:span><text:span text:style-name="T15">.</text:span></text:p>
      <text:p text:style-name="P6">Разработана программа в выполняющая рекурсивный обход директории.</text:p>
      <text:h text:style-name="P13" text:outline-level="1"><text:span text:style-name="T14">Приложение А<text:line-break/>Исходный код программы</text:span></text:h>
      <text:p text:style-name="P8"><text:span text:style-name="T6">Название файла: </text:span><text:span text:style-name="T12">m</text:span><text:span text:style-name="T13">ai</text:span><text:span text:style-name="T12">n.c</text:span></text:p>
      <text:p text:style-name="P21">#include &lt;stdio.h&gt;</text:p>
      <text:p text:style-name="P21">#include &lt;stdlib.h&gt;</text:p>
      <text:p text:style-name="P21">#include &lt;string.h&gt;</text:p>
      <text:p text:style-name="P21">#include &lt;errno.h&gt;</text:p>
      <text:p text:style-name="P21">#include &lt;regex.h&gt;</text:p>
      <text:p text:style-name="P21">#include &lt;dirent.h&gt;</text:p>
      <text:p text:style-name="P21">#include &lt;sys/types.h&gt;</text:p>
      <text:p text:style-name="P21"/>
      <text:p text:style-name="P21">typedef struct {</text:p>
      <text:p text:style-name="P21"><text:s text:c="4"/>char *letters;</text:p>
      <text:p text:style-name="P21"><text:s text:c="4"/>int len;</text:p>
      <text:p text:style-name="P21"><text:s text:c="4"/>char **routes;</text:p>
      <text:p text:style-name="P21">} myDict;</text:p>
      <text:p text:style-name="P21"/>
      <text:p text:style-name="P21">int isValid(char *filename);</text:p>
      <text:p text:style-name="P21">void save (const char *route, myDict *dict);</text:p>
      <text:p text:style-name="P21">void listDir (char *startDir, myDict *dict);</text:p>
      <text:p text:style-name="P21"/>
      <text:p text:style-name="P21">int main (int argc, char **argv, char **env)</text:p>
      <text:p text:style-name="P21">{</text:p>
      <text:p text:style-name="P21"><text:s text:c="4"/>if (argc != 2) { printf ("use ./prog &lt;path&gt;\n"); return 0; }</text:p>
      <text:p text:style-name="P21"/>
      <text:p text:style-name="P21"><text:s text:c="4"/>char *letters = (char*) malloc (NAME_MAX * sizeof(char));</text:p>
      <text:p text:style-name="P21"><text:s text:c="4"/>scanf("%s", letters);</text:p>
      <text:p text:style-name="P21"><text:s text:c="4"/>char **routes = (char**) calloc (strlen(letters), sizeof(char*));</text:p>
      <text:p text:style-name="P21"><text:s text:c="4"/>myDict dict = {letters, strlen(letters), routes};</text:p>
      <text:p text:style-name="P21"/>
      <text:p text:style-name="P21"><text:s text:c="4"/>listDir (argv[1], &amp;dict);</text:p>
      <text:p text:style-name="P21"/>
      <text:p text:style-name="P21"><text:s text:c="4"/>int len = strlen(dict.letters);</text:p>
      <text:p text:style-name="P21"><text:s text:c="4"/>for (int i = 0; i &lt; len; i++)</text:p>
      <text:p text:style-name="P21"><text:s text:c="4"/>{</text:p>
      <text:p text:style-name="P21"><text:s text:c="8"/>printf("%s\n", routes[i]? routes[i]: "NULL");</text:p>
      <text:p text:style-name="P21"><text:s text:c="4"/>}</text:p>
      <text:p text:style-name="P21"><text:soft-page-break/></text:p>
      <text:p text:style-name="P21"><text:s text:c="4"/>return 0;</text:p>
      <text:p text:style-name="P21">}</text:p>
      <text:p text:style-name="P21"/>
      <text:p text:style-name="P21">void save (const char *route, myDict *dict)</text:p>
      <text:p text:style-name="P21">{</text:p>
      <text:p text:style-name="P21"><text:s text:c="4"/>char c = route[strlen(route)-5];</text:p>
      <text:p text:style-name="P21"><text:s text:c="4"/>//printf("[%c]%s\n", c, route);</text:p>
      <text:p text:style-name="P21"><text:s text:c="4"/>for (int i = 0; i &lt; dict-&gt;len; i++)</text:p>
      <text:p text:style-name="P21"><text:s text:c="8"/>if (dict-&gt;letters[i] == c)</text:p>
      <text:p text:style-name="P21"><text:s text:c="8"/>{</text:p>
      <text:p text:style-name="P21"><text:s text:c="12"/>dict-&gt;routes[i] = malloc ((strlen(route)+1) * sizeof(char));</text:p>
      <text:p text:style-name="P21"><text:s text:c="12"/>strcpy(dict-&gt;routes[i], route);</text:p>
      <text:p text:style-name="P21"><text:s text:c="12"/>return;</text:p>
      <text:p text:style-name="P21"><text:s text:c="8"/>}</text:p>
      <text:p text:style-name="P21">}</text:p>
      <text:p text:style-name="P21"/>
      <text:p text:style-name="P21">void listDir (char *startDir, myDict *dict)</text:p>
      <text:p text:style-name="P21">{</text:p>
      <text:p text:style-name="P21"><text:s text:c="4"/>char *regexp = "^[[:alpha:]]\\.txt$";</text:p>
      <text:p text:style-name="P21"><text:s text:c="4"/>regex_t regexComp;</text:p>
      <text:p text:style-name="P21"><text:s text:c="4"/>if (regcomp (&amp;regexComp, regexp, REG_EXTENDED)) { perror("regexCompile"); return exit(1); }</text:p>
      <text:p text:style-name="P21"/>
      <text:p text:style-name="P21"><text:s text:c="4"/>char nextDir[NAME_MAX]={0};</text:p>
      <text:p text:style-name="P21"><text:s text:c="4"/>strcpy(nextDir, startDir);</text:p>
      <text:p text:style-name="P21"><text:s text:c="4"/>DIR *dir = opendir(startDir);</text:p>
      <text:p text:style-name="P21"><text:s text:c="4"/>struct dirent *entry;</text:p>
      <text:p text:style-name="P21"/>
      <text:p text:style-name="P21"><text:s text:c="4"/>if (!dir) { perror("diropen"); exit(1); }</text:p>
      <text:p text:style-name="P21"><text:s text:c="4"/>while ((entry = readdir (dir)))</text:p>
      <text:p text:style-name="P21"><text:s text:c="4"/>{</text:p>
      <text:p text:style-name="P21"><text:s text:c="8"/>if (!strcmp(entry-&gt;d_name, ".")||!strcmp(entry-&gt;d_name, ".."))</text:p>
      <text:p text:style-name="P21"><text:s text:c="12"/>continue;</text:p>
      <text:p text:style-name="P21"/>
      <text:p text:style-name="P21"><text:s text:c="8"/>if (entry-&gt;d_type == DT_DIR)</text:p>
      <text:p text:style-name="P21"><text:s text:c="8"/>{</text:p>
      <text:p text:style-name="P21"><text:s text:c="12"/>int len = strlen (nextDir);</text:p>
      <text:p text:style-name="P21"><text:soft-page-break/><text:s text:c="12"/>strcat (nextDir, "/");</text:p>
      <text:p text:style-name="P21"><text:s text:c="12"/>strcat (nextDir, entry-&gt;d_name);</text:p>
      <text:p text:style-name="P21"><text:s text:c="12"/>listDir (nextDir, dict);</text:p>
      <text:p text:style-name="P21"><text:s text:c="12"/>nextDir[len] = '\0';</text:p>
      <text:p text:style-name="P21"><text:s text:c="8"/>}</text:p>
      <text:p text:style-name="P21"/>
      <text:p text:style-name="P21"><text:s text:c="8"/>if (entry-&gt;d_type == DT_REG &amp;&amp; (regexec(&amp;regexComp, entry-&gt;d_name, 0, NULL, 0) == 0))</text:p>
      <text:p text:style-name="P21"><text:s text:c="8"/>{</text:p>
      <text:p text:style-name="P21"><text:s text:c="12"/>int len = strlen (nextDir);</text:p>
      <text:p text:style-name="P21"><text:s text:c="12"/>strcat (nextDir, "/");</text:p>
      <text:p text:style-name="P21"><text:s text:c="12"/>strcat (nextDir, entry-&gt;d_name);</text:p>
      <text:p text:style-name="P21"><text:s text:c="12"/>save (nextDir, dict);</text:p>
      <text:p text:style-name="P21"><text:s text:c="12"/>nextDir[len] = '\0';</text:p>
      <text:p text:style-name="P21"><text:s text:c="8"/>}</text:p>
      <text:p text:style-name="P21"><text:s text:c="4"/>}</text:p>
      <text:p text:style-name="P21"><text:s text:c="4"/>closedir(dir);</text:p>
      <text:p text:style-name="P21"/>
      <text:p text:style-name="P21"><text:s text:c="4"/>regfree(&amp;regexComp);</text:p>
      <text:p text:style-name="P21">}</text:p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family-generic="roman" style:font-pitch="variable" fo:font-size="14pt"/>
    </style:style>
    <style:style style:name="Bibliography_20_inproceedings" style:display-name="Bibliography inproceedings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Text_20_body" style:display-name="Text body" style:family="paragraph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List" style:family="paragraph" style:class="list"/>
    <style:style style:name="Bibliography_20_techreport" style:display-name="Bibliography techreport" style:family="paragraph"/>
    <style:style style:name="Heading" style:family="paragraph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style="italic" fo:font-weight="bold"/>
    </style:style>
    <style:style style:name="Bibliography_20_unpublished" style:display-name="Bibliography unpublished" style:family="paragraph"/>
    <style:style style:name="Frame_20_contents" style:display-name="Frame contents" style:family="paragraph" style:class="extra"/>
    <style:style style:name="Bibliography_20_phdthesis" style:display-name="Bibliography phdthesis" style:family="paragraph"/>
    <style:style style:name="Index" style:family="paragraph" style:class="index">
      <style:paragraph-properties text:number-lines="false" text:line-number="0"/>
    </style:style>
    <style:style style:name="Bibliography_20_proceedings" style:display-name="Bibliography proceedings" style:family="paragraph"/>
    <style:style style:name="Bibliography_20_mastersthesis" style:display-name="Bibliography mastersthesis" style:family="paragraph"/>
    <style:style style:name="A1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" fo:font-size="12pt" fo:language="ru" fo:country="RU" style:letter-kerning="true" fo:hyphenate="false" fo:hyphenation-remain-char-count="2" fo:hyphenation-push-char-count="2"/>
    </style:style>
    <style:style style:name="Bibliography_20_misc" style:display-name="Bibliography misc" style:family="paragraph"/>
    <style:style style:name="Table_20_Contents" style:display-name="Table Contents" style:family="paragraph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/>
    </style:style>
    <style:style style:name="Bibliography_20_journal" style:display-name="Bibliography journal" style:family="paragraph"/>
    <style:style style:name="Bibliography_20_manual" style:display-name="Bibliography manual" style:family="paragraph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Times14_5f_РИО2" style:display-name="Times14_РИО2" style:family="paragraph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Обычный" style:family="paragraph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keep-together="auto" fo:text-indent="0in" style:auto-text-indent="false" fo:break-before="auto" fo:break-after="auto" fo:background-color="transparent" fo:padding="0in" fo:border="none" fo:keep-with-next="auto" style:writing-mode="lr-tb"/>
      <style:text-properties fo:color="#000000" style:text-outline="false" style:text-line-through-style="none" style:text-line-through-type="none" style:text-position="0% 100%" style:font-name="Times New Roman1" fo:font-family="'Times New Roman'" fo:font-size="12pt" fo:letter-spacing="normal" fo:font-style="normal" style:text-underline-style="none" fo:font-weight="normal" style:text-underline-mode="continuous" style:text-overline-mode="continuous" style:text-line-through-mode="continuous" fo:background-color="transparent" style:text-scale="100%"/>
    </style:style>
    <style:style style:name="Caption" style:family="paragraph" style:class="extra">
      <style:paragraph-properties fo:margin-top="0.0835in" fo:margin-bottom="0.0835in" loext:contextual-spacing="false" text:number-lines="false" text:line-number="0"/>
      <style:text-properties fo:font-size="12pt" fo:font-style="italic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weight="bold"/>
    </style:style>
    <style:style style:name="DocumentMap" style:family="paragraph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Листинг" style:family="paragraph">
      <style:paragraph-properties fo:line-height="100%"/>
      <style:text-properties style:font-name="Courier New" fo:font-family="'Courier New'" style:font-family-generic="modern" style:font-pitch="fixed" fo:font-size="11pt"/>
    </style:style>
    <style:style style:name="Table" style:family="paragraph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font-size="14pt" fo:font-style="normal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" fo:font-family="'Times New Roman'" style:font-family-generic="roman" style:font-pitch="variable" fo:font-size="14pt" fo:font-style="normal" fo:font-weight="bold"/>
    </style:style>
    <style:style style:name="Table_20_Grid" style:display-name="Table 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/>
    </style:style>
    <style:style style:name="Footnote" style:family="paragraph" style:class="extra"/>
    <style:style style:name="Endnote" style:family="paragraph" style:class="extra"/>
    <style:style style:name="Bibliography_20_custom4" style:display-name="Bibliography custom4" style:family="paragraph"/>
    <style:style style:name="Bibliography_20_custom5" style:display-name="Bibliography custom5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Drawing" style:family="paragraph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Bibliography_20_incollection" style:display-name="Bibliography incollection" style:family="paragraph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9" style:display-name="ListLabel 9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ook_20_Title" style:display-name="Book Title" style:family="text">
      <style:text-properties fo:font-variant="small-caps" fo:letter-spacing="0.0035in" fo:font-weight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8" style:display-name="ListLabel 8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/>
    </style:style>
    <style:style style:name="ListLabel_20_6" style:display-name="ListLabel 6" style:family="text"/>
    <style:style style:name="ListLabel_20_7" style:display-name="ListLabel 7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/>
    </style:style>
    <style:style style:name="ListLabel_20_2" style:display-name="ListLabel 2" style:family="text"/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0.5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  <style:master-page style:name="First_20_Page" style:display-name="First Page" style:page-layout-name="Mpm2" style:next-style-name="Default"/>
    <style:master-page style:name="Default" style:page-layout-name="Mpm3">
      <style:footer>
        <text:p text:style-name="MP1"><text:page-number style:num-format="1" text:select-page="current">5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/>
    <meta:initial-creator>Unknown</meta:initial-creator>
    <meta:editing-cycles>40</meta:editing-cycles>
    <dc:date>2020-04-05T19:40:20.994176222</dc:date>
    <meta:creation-date>2018-10-16T14:07:55.262000000</meta:creation-date>
    <meta:editing-duration>PT52M1S</meta:editing-duration>
    <meta:document-statistic meta:table-count="1" meta:image-count="0" meta:object-count="0" meta:page-count="6" meta:paragraph-count="125" meta:word-count="549" meta:character-count="4508" meta:non-whitespace-character-count="3701"/>
  </office:meta>
</office:document-meta>
</file>